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0ede5" officeooo:paragraph-rsid="0010ede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1156e" officeooo:paragraph-rsid="0011156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officeooo:paragraph-rsid="000f754c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officeooo:paragraph-rsid="0011e65d"/>
    </style:style>
    <style:style style:name="P6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1" fo:font-size="14pt" fo:font-weight="bold" officeooo:rsid="000dfdd1" officeooo:paragraph-rsid="000dfdd1" style:font-size-asian="12.25pt" style:font-weight-asian="bold" style:font-size-complex="14pt" style:font-weight-complex="bold"/>
    </style:style>
    <style:style style:name="P7" style:family="paragraph" style:parent-style-name="Standard" style:master-page-name="">
      <style:paragraph-properties fo:margin-left="1.7cm" fo:margin-right="0cm" fo:line-height="150%" fo:text-align="justify" style:justify-single-word="false" fo:text-indent="-1.101cm" style:auto-text-indent="false" style:page-number="auto"/>
      <style:text-properties style:font-name="Times New Roman1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8" style:family="paragraph" style:parent-style-name="Standard" style:master-page-name="">
      <style:paragraph-properties fo:margin-left="1.7cm" fo:margin-right="0cm" fo:line-height="150%" fo:text-align="justify" style:justify-single-word="false" fo:text-indent="0cm" style:auto-text-indent="false" style:page-number="auto"/>
      <style:text-properties style:font-name="Times New Roman1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1.7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0f754c" officeooo:paragraph-rsid="000f754c" style:font-size-asian="12.25pt" style:font-weight-asian="normal" style:font-size-complex="14pt" style:font-weight-complex="normal"/>
    </style:style>
    <style:style style:name="P10" style:family="paragraph" style:parent-style-name="Standard" style:master-page-name="">
      <style:paragraph-properties fo:margin-left="1.9cm" fo:margin-right="0cm" fo:line-height="150%" fo:text-align="justify" style:justify-single-word="false" fo:text-indent="-1.401cm" style:auto-text-indent="false" style:page-number="auto"/>
      <style:text-properties officeooo:paragraph-rsid="0011e65d"/>
    </style:style>
    <style:style style:name="P11" style:family="paragraph" style:parent-style-name="Основной_20_текст_20_ПЗ_20_Знак" style:master-page-name="">
      <style:paragraph-properties fo:margin-left="0.6cm" fo:margin-right="0cm" fo:line-height="150%" fo:text-align="justify" style:justify-single-word="false" fo:text-indent="1.101cm" style:auto-text-indent="false" style:page-number="auto"/>
      <style:text-properties style:font-name="Times New Roman1" fo:font-size="14pt" fo:font-weight="normal" officeooo:rsid="000f754c" officeooo:paragraph-rsid="0010ede5" style:font-size-asian="12.25pt" style:font-weight-asian="normal" style:font-size-complex="14pt" style:font-weight-complex="normal"/>
    </style:style>
    <style:style style:name="P12" style:family="paragraph" style:parent-style-name="Оновной_20_текст_20_ПЗ" style:master-page-name="">
      <style:paragraph-properties fo:margin-left="1.7cm" fo:margin-right="0cm" fo:line-height="100%" fo:text-align="justify" style:justify-single-word="false" fo:orphans="2" fo:widows="2" fo:text-indent="0.101cm" style:auto-text-indent="false" style:page-number="auto"/>
      <style:text-properties style:font-name="Times New Roman1" fo:font-size="14pt" fo:font-weight="normal" officeooo:rsid="0011e65d" officeooo:paragraph-rsid="0011e65d" style:font-size-asian="12.25pt" style:font-weight-asian="normal" style:font-size-complex="14pt" style:font-weight-complex="normal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/>
    </style:style>
    <style:style style:name="T2" style:family="text">
      <style:text-properties style:text-position="sub 58%" fo:font-style="italic" style:font-style-asian="italic"/>
    </style:style>
    <style:style style:name="T3" style:family="text">
      <style:text-properties style:text-position="sub 58%" style:font-name="Times New Roman" fo:font-style="italic" style:font-size-asian="14pt" style:font-style-asian="italic" style:font-name-complex="Times New Roman" style:font-style-complex="italic"/>
    </style:style>
    <style:style style:name="T4" style:family="text">
      <style:text-properties style:text-position="sub 58%" style:font-name="Times New Roman" style:font-size-asian="14pt" style:font-name-complex="Times New Roman"/>
    </style:style>
    <style:style style:name="T5" style:family="text">
      <style:text-properties style:text-position="sub 58%" style:font-name="Times New Roman1" fo:font-size="14pt" fo:font-style="italic" fo:font-weight="normal" officeooo:rsid="000e4d2d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style:text-position="0% 100%" style:font-name="Times New Roman1" fo:font-size="14pt" fo:font-style="normal" fo:font-weight="normal" officeooo:rsid="000f754c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text-position="0% 100%" style:font-name="Times New Roman" style:font-size-asian="14pt" style:font-name-complex="Times New Roman"/>
    </style:style>
    <style:style style:name="T8" style:family="text">
      <style:text-properties style:font-name="Times New Roman" fo:font-style="italic" style:font-size-asian="14pt" style:font-style-asian="italic" style:font-name-complex="Times New Roman" style:font-style-complex="italic"/>
    </style:style>
    <style:style style:name="T9" style:family="text">
      <style:text-properties style:font-name="Times New Roman" style:font-size-asian="14pt" style:font-name-complex="Times New Roman"/>
    </style:style>
    <style:style style:name="T10" style:family="text">
      <style:text-properties style:font-name="Times New Roman1" fo:font-size="14pt" fo:font-weight="normal" officeooo:rsid="000dfdd1" style:font-size-asian="12.25pt" style:font-weight-asian="normal" style:font-size-complex="14pt" style:font-weight-complex="normal"/>
    </style:style>
    <style:style style:name="T11" style:family="text">
      <style:text-properties style:font-name="Times New Roman1" fo:font-size="14pt" fo:font-weight="normal" officeooo:rsid="000e4d2d" style:font-size-asian="12.25pt" style:font-weight-asian="normal" style:font-size-complex="14pt" style:font-weight-complex="normal"/>
    </style:style>
    <style:style style:name="T12" style:family="text">
      <style:text-properties style:font-name="Times New Roman1" fo:font-size="14pt" fo:font-weight="normal" officeooo:rsid="0011e65d" style:font-size-asian="12.25pt" style:font-weight-asian="normal" style:font-size-complex="14pt" style:font-weight-complex="normal"/>
    </style:style>
    <style:style style:name="T13" style:family="text">
      <style:text-properties style:font-name="Times New Roman1" fo:font-size="14pt" fo:font-style="normal" fo:font-weight="normal" officeooo:rsid="000e4d2d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1" fo:font-size="14pt" fo:font-style="italic" fo:font-weight="normal" officeooo:rsid="000e4d2d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officeooo:rsid="0011e65d"/>
    </style:style>
    <style:style style:name="T16" style:family="text">
      <style:text-properties fo:language="ru" fo:country="RU"/>
    </style:style>
    <style:style style:name="T17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8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9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20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vertical-rel="page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from-top" style:vertical-rel="page" style:horizontal-pos="from-left" style:horizontal-rel="page" fo:padding="0.002cm" fo:border="none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Объект1" text:anchor-type="page" text:anchor-page-number="1" svg:x="6.225cm" svg:y="5.847cm" svg:width="3.05cm" svg:height="1.125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Объект168" text:anchor-type="page" text:anchor-page-number="1" svg:x="9.874cm" svg:y="25.157cm" svg:width="2.669cm" svg:height="1.826cm" draw:z-index="3">
        <draw:object xlink:href="./Object 2" xlink:type="simple" xlink:show="embed" xlink:actuate="onLoad"/>
        <draw:image xlink:href="./ObjectReplacements/Object 2" xlink:type="simple" xlink:show="embed" xlink:actuate="onLoad"/>
      </draw:frame>
      <draw:g text:anchor-type="page" text:anchor-page-number="2" draw:z-index="0" draw:style-name="gr1">
        <draw:custom-shape draw:style-name="gr2" draw:text-style-name="P13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4" svg:x1="3cm" svg:y1="27.515cm" svg:x2="3.002cm" svg:y2="28.986cm">
          <text:p/>
        </draw:line>
        <draw:line draw:style-name="gr3" draw:text-style-name="P14" svg:x1="2.009cm" svg:y1="27.504cm" svg:x2="20.281cm" svg:y2="27.504cm">
          <text:p/>
        </draw:line>
        <draw:line draw:style-name="gr3" draw:text-style-name="P14" svg:x1="3.997cm" svg:y1="27.515cm" svg:x2="3.999cm" svg:y2="28.986cm">
          <text:p/>
        </draw:line>
        <draw:line draw:style-name="gr3" draw:text-style-name="P14" svg:x1="6.5cm" svg:y1="27.515cm" svg:x2="6.502cm" svg:y2="28.986cm">
          <text:p/>
        </draw:line>
        <draw:line draw:style-name="gr3" draw:text-style-name="P14" svg:x1="7.999cm" svg:y1="27.529cm" svg:x2="8.001cm" svg:y2="28.986cm">
          <text:p/>
        </draw:line>
        <draw:line draw:style-name="gr3" draw:text-style-name="P14" svg:x1="9.001cm" svg:y1="27.515cm" svg:x2="9.003cm" svg:y2="28.972cm">
          <text:p/>
        </draw:line>
        <draw:line draw:style-name="gr3" draw:text-style-name="P14" svg:x1="19.3cm" svg:y1="27.515cm" svg:x2="19.304cm" svg:y2="28.986cm">
          <text:p/>
        </draw:line>
        <draw:line draw:style-name="gr4" draw:text-style-name="P14" svg:x1="2.009cm" svg:y1="28cm" svg:x2="8.982cm" svg:y2="28.002cm">
          <text:p/>
        </draw:line>
        <draw:line draw:style-name="gr3" draw:text-style-name="P14" svg:x1="2.009cm" svg:y1="28.501cm" svg:x2="8.982cm" svg:y2="28.501cm">
          <text:p/>
        </draw:line>
        <draw:line draw:style-name="gr4" draw:text-style-name="P14" svg:x1="19.313cm" svg:y1="28.007cm" svg:x2="20.292cm" svg:y2="28.007cm">
          <text:p/>
        </draw:line>
        <draw:frame draw:style-name="gr5" draw:text-style-name="P16" svg:width="0.914cm" svg:height="0.436cm" svg:x="2.049cm" svg:y="28.52cm">
          <draw:text-box>
            <text:p text:style-name="P15"><text:span text:style-name="T17">Изм.</text:span></text:p>
          </draw:text-box>
        </draw:frame>
        <draw:frame draw:style-name="gr5" draw:text-style-name="P16" svg:width="0.916cm" svg:height="0.436cm" svg:x="3.039cm" svg:y="28.52cm">
          <draw:text-box>
            <text:p text:style-name="P15"><text:span text:style-name="T17">Лист</text:span></text:p>
          </draw:text-box>
        </draw:frame>
        <draw:frame draw:style-name="gr5" draw:text-style-name="P16" svg:width="2.354cm" svg:height="0.436cm" svg:x="4.074cm" svg:y="28.52cm">
          <draw:text-box>
            <text:p text:style-name="P15"><text:span text:style-name="T17">№ </text:span><text:span text:style-name="T17">докум.</text:span></text:p>
          </draw:text-box>
        </draw:frame>
        <draw:frame draw:style-name="gr5" draw:text-style-name="P18" svg:width="1.403cm" svg:height="0.436cm" svg:x="6.558cm" svg:y="28.52cm">
          <draw:text-box>
            <text:p text:style-name="P17"><text:span text:style-name="T18">Подпись</text:span></text:p>
          </draw:text-box>
        </draw:frame>
        <draw:frame draw:style-name="gr5" draw:text-style-name="P16" svg:width="0.914cm" svg:height="0.436cm" svg:x="8.043cm" svg:y="28.52cm">
          <draw:text-box>
            <text:p text:style-name="P15"><text:span text:style-name="T17">Дата</text:span></text:p>
          </draw:text-box>
        </draw:frame>
        <draw:frame draw:style-name="gr5" draw:text-style-name="P16" svg:width="0.916cm" svg:height="0.436cm" svg:x="19.339cm" svg:y="27.553cm">
          <draw:text-box>
            <text:p text:style-name="P15"><text:span text:style-name="T17">Лист</text:span></text:p>
          </draw:text-box>
        </draw:frame>
        <draw:frame draw:style-name="gr5" draw:text-style-name="P16" svg:width="0.916cm" svg:height="0.599cm" svg:x="19.339cm" svg:y="28.201cm">
          <draw:text-box>
            <text:p text:style-name="P15"><text:span text:style-name="T19">2</text:span></text:p>
          </draw:text-box>
        </draw:frame>
        <draw:frame draw:style-name="gr5" draw:text-style-name="P16" svg:width="10.134cm" svg:height="0.675cm" svg:x="9.086cm" svg:y="27.901cm">
          <draw:text-box>
            <text:p text:style-name="P15"><text:span text:style-name="T20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3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4" svg:x1="3cm" svg:y1="27.515cm" svg:x2="3.002cm" svg:y2="28.986cm">
          <text:p/>
        </draw:line>
        <draw:line draw:style-name="gr3" draw:text-style-name="P14" svg:x1="2.009cm" svg:y1="27.504cm" svg:x2="20.281cm" svg:y2="27.504cm">
          <text:p/>
        </draw:line>
        <draw:line draw:style-name="gr3" draw:text-style-name="P14" svg:x1="3.997cm" svg:y1="27.515cm" svg:x2="3.999cm" svg:y2="28.986cm">
          <text:p/>
        </draw:line>
        <draw:line draw:style-name="gr3" draw:text-style-name="P14" svg:x1="6.5cm" svg:y1="27.515cm" svg:x2="6.502cm" svg:y2="28.986cm">
          <text:p/>
        </draw:line>
        <draw:line draw:style-name="gr3" draw:text-style-name="P14" svg:x1="7.999cm" svg:y1="27.529cm" svg:x2="8.001cm" svg:y2="28.986cm">
          <text:p/>
        </draw:line>
        <draw:line draw:style-name="gr3" draw:text-style-name="P14" svg:x1="9.001cm" svg:y1="27.515cm" svg:x2="9.003cm" svg:y2="28.972cm">
          <text:p/>
        </draw:line>
        <draw:line draw:style-name="gr3" draw:text-style-name="P14" svg:x1="19.3cm" svg:y1="27.515cm" svg:x2="19.304cm" svg:y2="28.986cm">
          <text:p/>
        </draw:line>
        <draw:line draw:style-name="gr4" draw:text-style-name="P14" svg:x1="2.009cm" svg:y1="28cm" svg:x2="8.982cm" svg:y2="28.002cm">
          <text:p/>
        </draw:line>
        <draw:line draw:style-name="gr3" draw:text-style-name="P14" svg:x1="2.009cm" svg:y1="28.501cm" svg:x2="8.982cm" svg:y2="28.501cm">
          <text:p/>
        </draw:line>
        <draw:line draw:style-name="gr4" draw:text-style-name="P14" svg:x1="19.313cm" svg:y1="28.007cm" svg:x2="20.292cm" svg:y2="28.007cm">
          <text:p/>
        </draw:line>
        <draw:frame draw:style-name="gr5" draw:text-style-name="P16" svg:width="0.914cm" svg:height="0.436cm" svg:x="2.049cm" svg:y="28.52cm">
          <draw:text-box>
            <text:p text:style-name="P15"><text:span text:style-name="T17">Изм.</text:span></text:p>
          </draw:text-box>
        </draw:frame>
        <draw:frame draw:style-name="gr5" draw:text-style-name="P16" svg:width="0.916cm" svg:height="0.436cm" svg:x="3.039cm" svg:y="28.52cm">
          <draw:text-box>
            <text:p text:style-name="P15"><text:span text:style-name="T17">Лист</text:span></text:p>
          </draw:text-box>
        </draw:frame>
        <draw:frame draw:style-name="gr5" draw:text-style-name="P16" svg:width="2.354cm" svg:height="0.436cm" svg:x="4.074cm" svg:y="28.52cm">
          <draw:text-box>
            <text:p text:style-name="P15"><text:span text:style-name="T17">№ </text:span><text:span text:style-name="T17">докум.</text:span></text:p>
          </draw:text-box>
        </draw:frame>
        <draw:frame draw:style-name="gr5" draw:text-style-name="P18" svg:width="1.403cm" svg:height="0.436cm" svg:x="6.558cm" svg:y="28.52cm">
          <draw:text-box>
            <text:p text:style-name="P17"><text:span text:style-name="T18">Подпись</text:span></text:p>
          </draw:text-box>
        </draw:frame>
        <draw:frame draw:style-name="gr5" draw:text-style-name="P16" svg:width="0.914cm" svg:height="0.436cm" svg:x="8.043cm" svg:y="28.52cm">
          <draw:text-box>
            <text:p text:style-name="P15"><text:span text:style-name="T17">Дата</text:span></text:p>
          </draw:text-box>
        </draw:frame>
        <draw:frame draw:style-name="gr5" draw:text-style-name="P16" svg:width="0.916cm" svg:height="0.436cm" svg:x="19.339cm" svg:y="27.553cm">
          <draw:text-box>
            <text:p text:style-name="P15"><text:span text:style-name="T17">Лист</text:span></text:p>
          </draw:text-box>
        </draw:frame>
        <draw:frame draw:style-name="gr5" draw:text-style-name="P16" svg:width="0.916cm" svg:height="0.599cm" svg:x="19.339cm" svg:y="28.201cm">
          <draw:text-box>
            <text:p text:style-name="P15"><text:span text:style-name="T19">2</text:span></text:p>
          </draw:text-box>
        </draw:frame>
        <draw:frame draw:style-name="gr5" draw:text-style-name="P16" svg:width="10.134cm" svg:height="0.675cm" svg:x="9.086cm" svg:y="27.901cm">
          <draw:text-box>
            <text:p text:style-name="P15"><text:span text:style-name="T20">КР-НРТК- (2АС-02)</text:span></text:p>
          </draw:text-box>
        </draw:frame>
      </draw:g>
      <text:p text:style-name="P6">Определение конкурентоспособности.</text:p>
      <text:p text:style-name="P4"><text:span text:style-name="T10">В <text:s/>рамках дипломного проекта разрабатывается система </text:span><text:span text:style-name="T11">управления программными проектами. Оценка конкурентоспособности программного продукта основана на расчете интегрального показателя конкурентоспособности <text:s/></text:span><text:span text:style-name="T13">(</text:span><text:span text:style-name="T14">К</text:span><text:span text:style-name="T5">и</text:span><text:span text:style-name="T6">).</text:span></text:p>
      <text:p text:style-name="P4"/>
      <text:p text:style-name="P4"/>
      <text:p text:style-name="P7"><text:span text:style-name="T9">где </text:span><text:span text:style-name="T8">К</text:span><text:span text:style-name="T3">И</text:span><text:span text:style-name="T7"> — интегральный показатель конкурентоспособности проектируемого изделия по отношению к аналогу или перспективному изделию;</text:span></text:p>
      <text:p text:style-name="P8"><text:span text:style-name="T7">К</text:span><text:span text:style-name="T4">Т</text:span><text:span text:style-name="T7"> — групповой показатель конкурентоспособности по техническим параметрам;</text:span></text:p>
      <text:p text:style-name="P9"><text:span text:style-name="T7">К</text:span><text:span text:style-name="T4">Н</text:span><text:span text:style-name="T7"> — групповой показатель конкурентоспособности по нормативным параметрам;</text:span></text:p>
      <text:p text:style-name="P9"><text:span text:style-name="T7">К</text:span><text:span text:style-name="T4">Э</text:span><text:span text:style-name="T7"> — групповой показатель конкурентоспособности по экономическим параметрам.</text:span></text:p>
      <text:p text:style-name="P11">Расчет группового показателя по техническим параметрам. В первую очередь экспертным методом определяются значения весомостей показателей качества. Выделим группу экспертов и технические показатели качества изделия, существенных для рассматриваемой области.</text:p>
      <text:p text:style-name="P1">Эксперты:</text:p>
      <text:p text:style-name="P1">Эксперт 1 — Демидов С.А., главный специалист;</text:p>
      <text:p text:style-name="P1">Эксперт 2 — Гафаров И.И., главный специалист;</text:p>
      <text:p text:style-name="P1">Эксперт 3 — Фазуллин А.Р., студент.</text:p>
      <text:p text:style-name="P1">Показатели качества изделий:</text:p>
      <text:p text:style-name="P2">П1 - простота интерфейса;</text:p>
      <text:p text:style-name="P2">П2 — быстродействие;</text:p>
      <text:p text:style-name="P2">П3 — <text:span text:style-name="T15">возможность разграничения ролей.</text:span></text:p>
      <text:p text:style-name="P5"><text:span text:style-name="T12">Вес показателя рассчитывается по формуле:</text:span></text:p>
      <text:p text:style-name="P5"/>
      <text:p text:style-name="P5"/>
      <text:p text:style-name="P10"><text:soft-page-break/><text:span text:style-name="T16">где </text:span><text:span text:style-name="T1">q</text:span><text:span text:style-name="T2">ij</text:span><text:span text:style-name="T16"> – вес </text:span><text:span text:style-name="T1">i</text:span><text:span text:style-name="T16">-го показателя по </text:span><text:span text:style-name="T1">j</text:span><text:span text:style-name="T16">-му эксперту;</text:span></text:p>
      <text:p text:style-name="P12"><text:span text:style-name="T1">b</text:span><text:span text:style-name="T2">ij</text:span><text:span text:style-name="T16"> – оценка значимости </text:span><text:span text:style-name="T1">i</text:span><text:span text:style-name="T16">-го показателя </text:span><text:span text:style-name="T1">j</text:span><text:span text:style-name="T16">-м экспертом.</text:span>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сновной_20_текст_20_ПЗ_20_Знак" style:display-name="Основной текст ПЗ Знак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fo:color="#000000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новной_20_текст_20_ПЗ" style:display-name="Оновной текст ПЗ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08T22:17:38.992528720</dc:date>
    <meta:editing-duration>PT1H5M46S</meta:editing-duration>
    <meta:editing-cycles>10</meta:editing-cycles>
    <meta:generator>LibreOffice/4.2.7.2$Linux_x86 LibreOffice_project/420m0$Build-2</meta:generator>
    <meta:document-statistic meta:table-count="0" meta:image-count="0" meta:object-count="2" meta:page-count="2" meta:paragraph-count="18" meta:word-count="136" meta:character-count="1240" meta:non-whitespace-character-count="1109"/>
  </office:meta>
</office:document-meta>
</file>

<file path=Object 1/content.xml><?xml version="1.0" encoding="utf-8"?>
<math xmlns="http://www.w3.org/1998/Math/MathML" display="block">
  <semantics>
    <mrow>
      <mrow>
        <msub>
          <mi>К</mi>
          <mi>И</mi>
        </msub>
        <mo stretchy="false">=</mo>
        <mfrac>
          <mrow>
            <msub>
              <mi>К</mi>
              <mi>Н</mi>
            </msub>
            <mo stretchy="false">∗</mo>
            <mrow>
              <msub>
                <mi>К</mi>
                <mi>Т</mi>
              </msub>
              <mi mathvariant="normal">❑</mi>
            </mrow>
          </mrow>
          <mrow>
            <msub>
              <mi>К</mi>
              <mi>Э</mi>
            </msub>
            <mi mathvariant="normal">❑</mi>
          </mrow>
        </mfrac>
      </mrow>
      <mrow/>
      <mrow/>
    </mrow>
    <annotation encoding="StarMath 5.0">К_И= К_Н  * { К_Т{&lt;?&gt;}} over { К_Э{&lt;?&gt;}}  {}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style mathvariant="italic">
                <mtext>ij</mtext>
              </mstyle>
            </mstyle>
          </msub>
          <mo stretchy="false">=</mo>
          <mfrac>
            <msub>
              <mi>b</mi>
              <mstyle mathsize="8pt">
                <mstyle mathvariant="italic">
                  <mtext>ij</mtext>
                </mstyle>
              </mstyle>
            </msub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b</mi>
                <mstyle mathsize="8pt">
                  <mstyle mathvariant="italic">
                    <mtext>ij</mtext>
                  </mstyle>
                </mstyle>
              </msub>
            </mrow>
          </mfrac>
        </mrow>
      </mstyle>
      <mrow/>
    </mrow>
    <annotation encoding="StarMath 5.0"> size 12{q rSub { size 8{ ital "ij"} } = {  {b rSub { size 8{ ital "ij"} } }  over  { Sum cSub { size 8{i=1} }  cSup { size 8{n} }  {b rSub { size 8{ ital "ij"} } } } } } {}</annotation>
  </semantics>
</math>
</file>